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4cm" svg:height="20cm" svg:x="0.8cm" svg:y="0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5.4cm" svg:height="19.8cm" svg:x="1.2cm" svg:y="0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4T23:32:10.690806579</meta:creation-date>
    <dc:date>2016-11-14T23:41:00.097400324</dc:date>
    <meta:editing-duration>PT6M27S</meta:editing-duration>
    <meta:editing-cycles>2</meta:editing-cycles>
    <meta:generator>LibreOffice/5.1.4.2$Linux_X86_64 LibreOffice_project/10m0$Build-2</meta:generator>
    <meta:document-statistic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401cm" svg:height="20.001cm" xlink:href="." xlink:type="simple" chart:class="chart:bar" chart:style-name="ch1">
        <chart:title svg:x="10.444cm" svg:y="0.536cm" chart:style-name="ch2">
          <text:p>Network-wide Metastability</text:p>
        </chart:title>
        <chart:legend chart:legend-position="end" svg:x="23.953cm" svg:y="9.203cm" style:legend-expansion="high" chart:style-name="ch3"/>
        <chart:plot-area chart:style-name="ch4" chart:data-source-has-labels="both" svg:x="1.539cm" svg:y="1.715cm" svg:width="21.886cm" svg:height="16.905cm">
          <chartooo:coordinate-region svg:x="2.451cm" svg:y="1.914cm" svg:width="20.974cm" svg:height="16.059cm"/>
          <chart:axis chart:dimension="x" chart:name="primary-x" chart:style-name="ch5" chartooo:axis-type="auto">
            <chartooo:date-scale/>
            <chart:title svg:x="10.956cm" svg:y="19.02cm" chart:style-name="ch6">
              <text:p>Functional Networks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11.124cm" chart:style-name="ch8">
              <text:p>Metastability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ung</text:p>
              </table:table-cell>
              <table:table-cell office:value-type="string">
                <text:p>Middle Age</text:p>
              </table:table-cell>
              <table:table-cell office:value-type="string">
                <text:p>Old</text:p>
              </table:table-cell>
            </table:table-row>
          </table:table-header-rows>
          <table:table-rows>
            <table:table-row>
              <table:table-cell office:value-type="string">
                <text:p>All</text:p>
              </table:table-cell>
              <table:table-cell office:value-type="float" office:value="0.0284">
                <text:p>0.0284</text:p>
              </table:table-cell>
              <table:table-cell office:value-type="float" office:value="0.0168">
                <text:p>0.0168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FPCN</text:p>
              </table:table-cell>
              <table:table-cell office:value-type="float" office:value="0.0189">
                <text:p>0.0189</text:p>
              </table:table-cell>
              <table:table-cell office:value-type="float" office:value="0.0146">
                <text:p>0.0146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string">
                <text:p>DMN</text:p>
              </table:table-cell>
              <table:table-cell office:value-type="float" office:value="0.026">
                <text:p>0.026</text:p>
              </table:table-cell>
              <table:table-cell office:value-type="float" office:value="0.0141">
                <text:p>0.0141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9.801cm" xlink:href="." xlink:type="simple" chart:class="chart:bar" chart:style-name="ch1">
        <chart:title svg:x="10.143cm" svg:y="0.532cm" chart:style-name="ch2">
          <text:p>Metastability by Function</text:p>
        </chart:title>
        <chart:legend chart:legend-position="end" svg:x="23.72cm" svg:y="9.103cm" style:legend-expansion="high" chart:style-name="ch3"/>
        <chart:plot-area chart:style-name="ch4" chart:data-source-has-labels="both" svg:x="1.519cm" svg:y="1.707cm" svg:width="21.693cm" svg:height="16.717cm">
          <chartooo:coordinate-region svg:x="2.431cm" svg:y="1.906cm" svg:width="20.781cm" svg:height="15.871cm"/>
          <chart:axis chart:dimension="x" chart:name="primary-x" chart:style-name="ch5" chartooo:axis-type="auto">
            <chartooo:date-scale/>
            <chart:title svg:x="11.435cm" svg:y="18.82cm" chart:style-name="ch6">
              <text:p>Age-Groups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11.022cm" chart:style-name="ch8">
              <text:p>Metastability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series chart:style-name="ch12" chart:values-cell-range-address="local-table.$B$4:.$D$4" chart:label-cell-address="local-table.$A$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ung</text:p>
              </table:table-cell>
              <table:table-cell office:value-type="string">
                <text:p>Middle Age</text:p>
              </table:table-cell>
              <table:table-cell office:value-type="string">
                <text:p>Old</text:p>
              </table:table-cell>
            </table:table-row>
          </table:table-header-rows>
          <table:table-rows>
            <table:table-row>
              <table:table-cell office:value-type="string">
                <text:p>All</text:p>
              </table:table-cell>
              <table:table-cell office:value-type="float" office:value="0.0284">
                <text:p>0.0284</text:p>
              </table:table-cell>
              <table:table-cell office:value-type="float" office:value="0.0168">
                <text:p>0.0168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FPCN</text:p>
              </table:table-cell>
              <table:table-cell office:value-type="float" office:value="0.0189">
                <text:p>0.0189</text:p>
              </table:table-cell>
              <table:table-cell office:value-type="float" office:value="0.0146">
                <text:p>0.0146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string">
                <text:p>DMN</text:p>
              </table:table-cell>
              <table:table-cell office:value-type="float" office:value="0.026">
                <text:p>0.026</text:p>
              </table:table-cell>
              <table:table-cell office:value-type="float" office:value="0.0141">
                <text:p>0.0141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